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 style:writing-mode="lr-tb"/>
      <style:paragraph-properties style:writing-mode="lr-tb"/>
    </style:style>
    <style:style style:name="gr2" style:family="graphic" style:parent-style-name="standard">
      <style:graphic-properties draw:fill-color="#63bbee" draw:opacity="100%" draw:opacity-name="Transparency_20_1" draw:textarea-horizontal-align="justify" draw:textarea-vertical-align="middle" draw:auto-grow-height="false" fo:min-height="3.717cm" fo:min-width="6.452cm" style:writing-mode="lr-tb"/>
      <style:paragraph-properties style:writing-mode="lr-tb"/>
    </style:style>
    <style:style style:name="gr3" style:family="graphic" style:parent-style-name="standard">
      <style:graphic-properties draw:fill-color="#3faf46" draw:opacity="100%" draw:opacity-name="Transparency_20_1" draw:textarea-horizontal-align="justify" draw:textarea-vertical-align="middle" draw:auto-grow-height="false" fo:min-height="3.734cm" fo:min-width="7.479cm" style:writing-mode="lr-tb"/>
      <style:paragraph-properties style:writing-mode="lr-tb"/>
    </style:style>
    <style:style style:name="gr4" style:family="graphic" style:parent-style-name="standard">
      <style:graphic-properties draw:fill-color="#c99c00" draw:opacity="100%" draw:opacity-name="Transparency_20_1" draw:textarea-horizontal-align="justify" draw:textarea-vertical-align="middle" draw:auto-grow-height="false" fo:min-height="5.7cm" fo:min-width="4.469cm" style:writing-mode="lr-tb"/>
      <style:paragraph-properties style:writing-mode="lr-tb"/>
    </style:style>
    <style:style style:name="gr5" style:family="graphic" style:parent-style-name="standard">
      <style:graphic-properties draw:fill-color="#8d1d75" draw:opacity="100%" draw:opacity-name="Transparency_20_1" draw:textarea-horizontal-align="justify" draw:textarea-vertical-align="middle" draw:auto-grow-height="false" fo:min-height="5.7cm" fo:min-width="11.467cm" style:writing-mode="lr-tb"/>
      <style:paragraph-properties style:writing-mode="lr-tb"/>
    </style:style>
    <style:style style:name="gr6" style:family="graphic" style:parent-style-name="standard">
      <style:graphic-properties draw:fill-color="#e16173" draw:opacity="100%" draw:opacity-name="Transparency_20_1" draw:textarea-horizontal-align="justify" draw:textarea-vertical-align="middle" draw:auto-grow-height="false" fo:min-height="8.675cm" fo:min-width="7.479cm" style:writing-mode="lr-tb"/>
      <style:paragraph-properties style:writing-mode="lr-tb"/>
    </style:style>
    <style:style style:name="gr7" style:family="graphic" style:parent-style-name="objectwithoutfill">
      <style:graphic-properties svg:stroke-width="0.212cm" svg:stroke-color="#3465a4" draw:marker-start-width="0.518cm" draw:marker-end-width="0.518cm" draw:fill="none" draw:opacity="100%" draw:opacity-name="Transparency_20_1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72e4" draw:fill-color="#004f9e" draw:opacity="100%" draw:opacity-name="Transparency_20_1" draw:textarea-horizontal-align="justify" draw:textarea-vertical-align="middle" draw:auto-grow-height="false" fo:min-height="5.7cm" fo:min-width="9.473cm" draw:shadow="hidden" loext:glow-radius="0cm" loext:softedge-radius="0cm" style:writing-mode="lr-tb"/>
      <style:paragraph-properties style:writing-mode="lr-tb"/>
    </style:style>
    <style:style style:name="gr9" style:family="graphic" style:parent-style-name="standard">
      <style:graphic-properties svg:stroke-color="#3465a4" draw:fill-color="#007ffe" draw:opacity="100%" draw:opacity-name="Transparency_20_1" draw:textarea-horizontal-align="justify" draw:textarea-vertical-align="middle" draw:auto-grow-height="false" fo:min-height="5.7cm" fo:min-width="9.473cm" style:writing-mode="lr-tb"/>
      <style:paragraph-properties style:writing-mode="lr-tb"/>
    </style:style>
    <style:style style:name="gr10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7cm" fo:min-width="4.469cm" style:writing-mode="lr-tb"/>
      <style:paragraph-properties style:writing-mode="lr-tb"/>
    </style:style>
    <style:style style:name="gr11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5cm" fo:min-width="4.72cm" style:writing-mode="lr-tb"/>
      <style:paragraph-properties style:writing-mode="lr-tb"/>
    </style:style>
    <style:style style:name="gr12" style:family="graphic" style:parent-style-name="standard">
      <style:graphic-properties svg:stroke-color="#729fcf" draw:fill-color="#ed4c05" draw:opacity="100%" draw:opacity-name="Transparency_20_1" draw:textarea-horizontal-align="justify" draw:textarea-vertical-align="middle" draw:auto-grow-height="false" fo:min-height="2.725cm" fo:min-width="4.488cm"/>
    </style:style>
    <style:style style:name="gr13" style:family="graphic" style:parent-style-name="standard">
      <style:graphic-properties svg:stroke-color="#729fcf" draw:fill-color="#ea7500" draw:opacity="100%" draw:opacity-name="Transparency_20_1" draw:textarea-horizontal-align="justify" draw:textarea-vertical-align="middle" draw:auto-grow-height="false" fo:min-height="8.815cm" fo:min-width="17.482cm" style:writing-mode="lr-tb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212cm" svg:stroke-color="#3465a4" draw:marker-start-width="0.518cm" draw:marker-end="Arrowheads_20_2" draw:marker-end-width="0.618cm" svg:stroke-linecap="butt" draw:fill="none" draw:fill-color="#3465a4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draw:stroke="dash" draw:stroke-dash="Dash" svg:stroke-width="0.212cm" svg:stroke-color="#3465a4" draw:marker-start-width="0.518cm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stroke="dash" draw:stroke-dash="Dash" svg:stroke-width="0.212cm" svg:stroke-color="#3465a4" draw:marker-start="Arrowheads_20_6" draw:marker-start-width="0.618cm" draw:marker-end-width="0.518cm" svg:stroke-linecap="butt" draw:fill-color="#3465a4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draw:stroke="solid" svg:stroke-width="0.2cm" draw:marker-start-width="0.35cm" draw:marker-end-width="0.3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solid" svg:stroke-width="0.2cm" draw:marker-end="Arrowheads_20_11" draw:marker-end-width="0.6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ashed" svg:stroke-width="0.2cm" draw:marker-start="Arrowheads_20_12" draw:marker-start-width="0.6cm" draw:marker-end="Arrowheads_20_13" draw:marker-end-width="0.6cm" svg:stroke-linecap="butt" draw:textarea-vertical-align="middle" fo:padding-top="0.225cm" fo:padding-bottom="0.225cm" fo:padding-left="0.35cm" fo:padding-right="0.35cm"/>
    </style:style>
    <style:style style:name="gr20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 style:writing-mode="lr-tb"/>
      <style:paragraph-properties style:writing-mode="lr-tb"/>
    </style:style>
    <style:style style:name="gr21" style:family="graphic" style:parent-style-name="standard">
      <style:graphic-properties draw:fill-color="#63bbee" draw:opacity="100%" draw:opacity-name="Transparency_20_1" draw:textarea-horizontal-align="justify" draw:textarea-vertical-align="middle" draw:auto-grow-height="false" fo:min-height="3.718cm" fo:min-width="6.452cm" style:writing-mode="lr-tb"/>
      <style:paragraph-properties style:writing-mode="lr-tb"/>
    </style:style>
    <style:style style:name="gr22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699cm" fo:min-width="4.47cm" style:writing-mode="lr-tb"/>
      <style:paragraph-properties style:writing-mode="lr-tb"/>
    </style:style>
    <style:style style:name="gr23" style:family="graphic" style:parent-style-name="standard" style:list-style-name="L1">
      <style:graphic-properties draw:fill-color="#63bbee" draw:opacity="100%" draw:opacity-name="Transparency_20_1" draw:textarea-horizontal-align="justify" draw:textarea-vertical-align="middle" draw:auto-grow-height="false" fo:min-height="3.734cm" fo:min-width="6.481cm" style:writing-mode="lr-tb"/>
      <style:paragraph-properties style:writing-mode="lr-tb"/>
    </style:style>
    <style:style style:name="gr24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cm" fo:min-width="4.469cm" style:writing-mode="lr-tb"/>
      <style:paragraph-properties style:writing-mode="lr-tb"/>
    </style:style>
    <style:style style:name="gr25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7cm" fo:min-width="4.47cm" style:writing-mode="lr-tb"/>
      <style:paragraph-properties style:writing-mode="lr-tb"/>
    </style:style>
    <style:style style:name="gr26" style:family="graphic" style:parent-style-name="objectwithoutfill">
      <style:graphic-properties draw:stroke="solid" draw:stroke-dash="Fine_20_Dashed" svg:stroke-width="0.2cm" draw:marker-end="Arrowheads_20_15" draw:marker-end-width="0.6cm" svg:stroke-linecap="butt" draw:fill="none" draw:textarea-vertical-align="middle" fo:padding-top="0.225cm" fo:padding-bottom="0.225cm" fo:padding-left="0.35cm" fo:padding-right="0.35cm"/>
    </style:style>
    <style:style style:name="gr27" style:family="graphic" style:parent-style-name="objectwithoutfill">
      <style:graphic-properties draw:stroke="dash" draw:stroke-dash="Dash" svg:stroke-width="0.212cm" svg:stroke-color="#3465a4" draw:marker-start-width="0.518cm" draw:marker-end="" draw:marker-end-width="0.518cm" svg:stroke-linecap="butt" draw:fill="none" draw:fill-color="#3465a4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draw:stroke="dash" draw:stroke-dash="Dash" svg:stroke-width="0.2cm" svg:stroke-linecap="butt" draw:fill="none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2.537cm" fo:min-width="2.89cm"/>
      <style:paragraph-properties style:writing-mode="lr-tb"/>
    </style:style>
    <style:style style:name="gr30" style:family="graphic" style:parent-style-name="standard">
      <style:graphic-properties draw:stroke="none" draw:stroke-dash="Long_20_Dash_20__28_Rounded_29_" svg:stroke-color="#000000" svg:stroke-linecap="round" draw:fill="none" draw:fill-color="#ffffff" draw:textarea-horizontal-align="left" draw:auto-grow-height="true" draw:auto-grow-width="true" fo:min-height="2.537cm" fo:min-width="2.3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7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38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  <style:paragraph-properties style:writing-mode="lr-tb"/>
    </style:style>
    <style:style style:name="gr35" style:family="graphic" style:parent-style-name="standard" style:list-style-name="L1">
      <style:graphic-properties draw:fill-color="#c99c00" draw:opacity="100%" draw:opacity-name="Transparency_20_1" draw:textarea-horizontal-align="justify" draw:textarea-vertical-align="middle" draw:auto-grow-height="false" fo:min-height="5.725cm" fo:min-width="4.72cm" style:writing-mode="lr-tb"/>
      <style:paragraph-properties style:writing-mode="lr-tb"/>
    </style:style>
    <style:style style:name="gr36" style:family="graphic" style:parent-style-name="objectwithoutfill">
      <style:graphic-properties draw:stroke="dash" draw:stroke-dash="Dash" svg:stroke-width="0.21cm" draw:marker-end="Arrowheads_20_16" draw:marker-end-width="0.63cm" svg:stroke-linecap="butt" draw:fill="none" draw:textarea-vertical-align="middle" fo:padding-top="0.23cm" fo:padding-bottom="0.23cm" fo:padding-left="0.355cm" fo:padding-right="0.355cm"/>
    </style:style>
    <style:style style:name="gr37" style:family="graphic" style:parent-style-name="standard">
      <style:graphic-properties draw:stroke="dash" draw:stroke-dash="Dash" svg:stroke-width="0.21cm" draw:marker-start-width="0.515cm" draw:marker-end-width="0.515cm" svg:stroke-linecap="butt" draw:fill="none" draw:fill-color="#ffffff" draw:textarea-horizontal-align="justify" draw:auto-grow-height="true" draw:auto-grow-width="true" fo:min-height="2.309cm" fo:min-width="6.59cm" fo:padding-top="0.205cm" fo:padding-bottom="0.205cm" fo:padding-left="0.205cm" fo:padding-right="0.20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2" style:family="paragraph">
      <loext:graphic-properties draw:fill-color="#63bbee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8pt" style:font-size-asian="28pt" style:font-size-complex="28pt"/>
    </style:style>
    <style:style style:name="P3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4" style:family="paragraph">
      <loext:graphic-properties draw:fill-color="#63bbee" draw:opacity="100%" draw:opacity-name="Transparency_20_1"/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5" style:family="paragraph"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6" style:family="paragraph">
      <loext:graphic-properties draw:fill-color="#3faf46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7" style:family="paragraph">
      <style:paragraph-properties fo:margin-left="0cm" fo:margin-right="0cm" fo:text-align="center" fo:text-indent="0cm" style:writing-mode="lr-tb"/>
      <style:text-properties fo:font-size="25pt" style:font-size-asian="25pt" style:font-size-complex="25pt"/>
    </style:style>
    <style:style style:name="P8" style:family="paragraph">
      <loext:graphic-properties draw:fill-color="#c99c00" draw:opacity="100%" draw:opacity-name="Transparency_20_1"/>
      <style:paragraph-properties fo:margin-left="0cm" fo:margin-right="0cm" fo:text-align="center" fo:text-indent="0cm" style:writing-mode="lr-tb"/>
      <style:text-properties fo:font-size="25pt" style:font-size-asian="25pt" style:font-size-complex="25pt"/>
    </style:style>
    <style:style style:name="P9" style:family="paragraph">
      <loext:graphic-properties draw:fill-color="#8d1d75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0" style:family="paragraph">
      <loext:graphic-properties draw:fill-color="#e16173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1" style:family="paragraph">
      <loext:graphic-properties draw:fill="none" draw:opacity="100%" draw:opacity-name="Transparency_20_1"/>
      <style:paragraph-properties fo:margin-left="0cm" fo:margin-right="0cm" fo:text-align="center" fo:text-indent="0cm"/>
    </style:style>
    <style:style style:name="P12" style:family="paragraph">
      <loext:graphic-properties draw:fill-color="#004f9e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4" style:family="paragraph">
      <loext:graphic-properties draw:fill-color="#007ffe" draw:opacity="100%" draw:opacity-name="Transparency_20_1"/>
      <style:paragraph-properties fo:margin-left="0cm" fo:margin-right="0cm" fo:text-align="center" fo:text-indent="0cm" style:writing-mode="lr-tb"/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c99c00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-color="#ed4c05" draw:opacity="100%" draw:opacity-name="Transparency_20_1"/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/>
      <style:text-properties fo:color="#000000" loext:opacity="100%" fo:font-size="40pt" style:font-size-asian="40pt" style:font-size-complex="40pt"/>
    </style:style>
    <style:style style:name="P19" style:family="paragraph">
      <loext:graphic-properties draw:fill-color="#ea7500" draw:opacity="100%" draw:opacity-name="Transparency_20_1"/>
      <style:paragraph-properties fo:margin-left="0cm" fo:margin-right="0cm" fo:text-align="center" fo:text-indent="0cm"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loext:graphic-properties draw:fill="none" draw:fill-color="#3465a4"/>
      <style:paragraph-properties fo:margin-left="58.42cm" fo:margin-right="0cm" fo:text-align="center" fo:text-indent="0cm"/>
    </style:style>
    <style:style style:name="P21" style:family="paragraph">
      <loext:graphic-properties draw:fill-color="#3465a4"/>
      <style:paragraph-properties fo:margin-left="58.42cm" fo:margin-right="0cm" fo:text-align="center" fo:text-indent="0cm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5" style:family="paragraph">
      <loext:graphic-properties draw:fill-color="#c99c00" draw:opacity="100%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12pt" style:font-size-complex="12pt"/>
    </style:style>
    <style:style style:name="P28" style:family="paragraph">
      <loext:graphic-properties draw:fill="none" draw:fill-color="#ffffff"/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text-properties fo:font-size="32pt" style:font-size-asian="22pt" style:font-size-complex="22pt"/>
    </style:style>
    <style:style style:name="P30" style:family="paragraph">
      <loext:graphic-properties draw:fill="none" draw:fill-color="#ffffff"/>
      <style:paragraph-properties fo:text-align="center"/>
      <style:text-properties fo:font-size="32pt" style:font-size-asian="22pt" style:font-size-complex="22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 fo:font-size="40pt" style:font-size-asian="40pt" style:font-size-complex="40pt"/>
    </style:style>
    <style:style style:name="T5" style:family="text">
      <style:text-properties fo:font-size="32pt" style:font-size-asian="22pt" style:font-size-complex="2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1cm" svg:height="3.984cm" svg:x="1cm" svg:y="1cm">
          <text:p text:style-name="P1"><text:span text:style-name="T1">Solar</text:span></text:p>
          <text:p text:style-name="P1"><text:span text:style-name="T1">Cell</text:span></text:p>
          <text:p text:style-name="P1"><text:span text:style-name="T1">+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52cm" svg:height="3.967cm" svg:x="1.029cm" svg:y="6.95cm">
          <text:p text:style-name="P3"><text:span text:style-name="T1">Solar</text:span></text:p>
          <text:p text:style-name="P3"><text:span text:style-name="T1">Cell</text:span></text:p>
          <text:p text:style-name="P3"><text:span text:style-name="T1">-X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3.975cm">
          <text:p text:style-name="P5"><text:span text:style-name="T2">MPPT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969cm" svg:height="5.95cm" svg:x="14.963cm" svg:y="10.917cm">
          <text:p text:style-name="P7"><text:span text:style-name="T3">Voltage</text:span></text:p>
          <text:p text:style-name="P7"><text:span text:style-name="T3">and</text:span></text:p>
          <text:p text:style-name="P7"><text:span text:style-name="T3">Current</text:span></text:p>
          <text:p text:style-name="P7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1.967cm" svg:height="5.95cm" svg:x="44.884cm" svg:y="27.775cm">
          <text:p text:style-name="P5"><text:span text:style-name="T2">Battery</text:span></text:p>
          <text:p text:style-name="P5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979cm" svg:height="8.925cm" svg:x="58.846cm" svg:y="32.733cm">
          <text:p text:style-name="P5"><text:span text:style-name="T2">BATTERY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62.835cm" svg:y1="21.825cm" svg:x2="62.835cm" svg:y2="24.813cm">
          <text:p/>
        </draw:line>
        <draw:line draw:style-name="gr7" draw:text-style-name="P11" draw:layer="layout" svg:x1="62.835cm" svg:y1="26.783cm" svg:x2="62.835cm" svg:y2="32.759cm">
          <text:p/>
        </draw:line>
        <draw:line draw:style-name="gr7" draw:text-style-name="P11" draw:layer="layout" svg:x1="62.835cm" svg:y1="24.8cm" svg:x2="61.965cm" svg:y2="26.792cm">
          <text:p/>
        </draw:line>
        <draw:custom-shape draw:style-name="gr8" draw:text-style-name="P12" draw:layer="layout" svg:width="9.973cm" svg:height="5.95cm" svg:x="73.806cm" svg:y="7.942cm">
          <text:p text:style-name="P5"><text:span text:style-name="T2">Boost</text:span></text:p>
          <text:p text:style-name="P5"><text:span text:style-name="T2">Conve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9.973cm" svg:height="5.95cm" svg:x="73.806cm" svg:y="29.758cm">
          <text:p text:style-name="P5"><text:span text:style-name="T2">Buck</text:span></text:p>
          <text:p text:style-name="P13"><text:span text:style-name="T2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69cm" svg:height="5.977cm" svg:x="85.292cm" svg:y="14.857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5.22cm" svg:height="5.975cm" svg:x="35.906cm" svg:y="26.784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4.988cm" svg:height="2.975cm" svg:x="94.749cm" svg:y="8.933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95.747cm" svg:y1="10.917cm" svg:x2="98.28cm" svg:y2="9.972cm">
          <text:p/>
        </draw:line>
        <draw:custom-shape draw:style-name="gr13" draw:text-style-name="P19" draw:layer="layout" svg:width="17.982cm" svg:height="9.065cm" svg:x="37.871cm" svg:y="38.544cm">
          <text:p text:style-name="P18"><text:span text:style-name="T4">MICRO-CONTROLLER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controls" svg:x1="15.96cm" svg:y1="45.625cm" svg:x2="37.901cm" svg:y2="45.625cm">
          <text:p/>
        </draw:line>
        <draw:line draw:style-name="gr14" draw:text-style-name="P20" draw:layer="controls" svg:x1="18.952cm" svg:y1="41.658cm" svg:x2="37.901cm" svg:y2="41.658cm">
          <text:p/>
        </draw:line>
        <draw:line draw:style-name="gr14" draw:text-style-name="P20" draw:layer="controls" svg:x1="16.957cm" svg:y1="43.642cm" svg:x2="37.901cm" svg:y2="43.642cm">
          <text:p/>
        </draw:line>
        <draw:line draw:style-name="gr15" draw:text-style-name="P20" draw:layer="controls" svg:x1="18.952cm" svg:y1="16.867cm" svg:x2="18.952cm" svg:y2="41.659cm">
          <text:p/>
        </draw:line>
        <draw:line draw:style-name="gr16" draw:text-style-name="P21" draw:layer="controls" svg:x1="55.853cm" svg:y1="42.65cm" svg:x2="76.797cm" svg:y2="42.65cm">
          <text:p/>
        </draw:line>
        <draw:line draw:style-name="gr16" draw:text-style-name="P21" draw:layer="controls" svg:x1="55.853cm" svg:y1="45.625cm" svg:x2="95.746cm" svg:y2="45.625cm">
          <text:p/>
        </draw:line>
        <draw:line draw:style-name="gr16" draw:text-style-name="P21" draw:layer="controls" svg:x1="55.853cm" svg:y1="43.642cm" svg:x2="89.762cm" svg:y2="43.642cm">
          <text:p/>
        </draw:line>
        <draw:line draw:style-name="gr17" draw:text-style-name="P22" draw:layer="layout" svg:x1="7.981cm" svg:y1="2.983cm" svg:x2="10.973cm" svg:y2="2.983cm">
          <text:p/>
        </draw:line>
        <draw:line draw:style-name="gr17" draw:text-style-name="P22" draw:layer="layout" svg:x1="10.973cm" svg:y1="2.983cm" svg:x2="10.973cm" svg:y2="8.933cm">
          <text:p/>
        </draw:line>
        <draw:line draw:style-name="gr18" draw:text-style-name="P22" draw:layer="layout" svg:x1="10.973cm" svg:y1="5.958cm" svg:x2="20.946cm" svg:y2="5.958cm">
          <text:p/>
        </draw:line>
        <draw:line draw:style-name="gr19" draw:text-style-name="P23" draw:layer="layout" svg:x1="17.456cm" svg:y1="5.958cm" svg:x2="17.456cm" svg:y2="10.916cm">
          <text:p/>
        </draw:line>
        <draw:line draw:style-name="gr17" draw:text-style-name="P22" draw:layer="layout" svg:x1="7.981cm" svg:y1="8.933cm" svg:x2="10.973cm" svg:y2="8.933cm">
          <text:p/>
        </draw:line>
        <draw:custom-shape draw:style-name="gr20" draw:text-style-name="P2" draw:layer="layout" svg:width="6.981cm" svg:height="3.984cm" svg:x="1cm" svg:y="16.867cm">
          <text:p text:style-name="P1"><text:span text:style-name="T1">Solar</text:span></text:p>
          <text:p text:style-name="P1"><text:span text:style-name="T1">Cell</text:span></text:p>
          <text:p text:style-name="P1"><text:span text:style-name="T1">+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6.952cm" svg:height="3.968cm" svg:x="1.029cm" svg:y="22.816cm">
          <text:p text:style-name="P3"><text:span text:style-name="T1">Solar</text:span></text:p>
          <text:p text:style-name="P3"><text:span text:style-name="T1">Cell</text:span></text:p>
          <text:p text:style-name="P3"><text:span text:style-name="T1">-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19.842cm">
          <text:p text:style-name="P5"><text:span text:style-name="T2">MPPT 2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97cm" svg:height="5.949cm" svg:x="12.985cm" svg:y="26.784cm">
          <text:p text:style-name="P24"><text:span text:style-name="T3">Voltage</text:span></text:p>
          <text:p text:style-name="P24"><text:span text:style-name="T3">and</text:span></text:p>
          <text:p text:style-name="P24"><text:span text:style-name="T3">Current</text:span></text:p>
          <text:p text:style-name="P2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7.981cm" svg:y1="18.85cm" svg:x2="10.973cm" svg:y2="18.85cm">
          <text:p/>
        </draw:line>
        <draw:line draw:style-name="gr17" draw:text-style-name="P22" draw:layer="layout" svg:x1="10.973cm" svg:y1="18.85cm" svg:x2="10.973cm" svg:y2="24.8cm">
          <text:p/>
        </draw:line>
        <draw:line draw:style-name="gr18" draw:text-style-name="P22" draw:layer="layout" svg:x1="10.973cm" svg:y1="21.825cm" svg:x2="20.946cm" svg:y2="21.825cm">
          <text:p/>
        </draw:line>
        <draw:line draw:style-name="gr19" draw:text-style-name="P23" draw:layer="layout" svg:x1="15.461cm" svg:y1="21.825cm" svg:x2="15.461cm" svg:y2="26.783cm">
          <text:p/>
        </draw:line>
        <draw:line draw:style-name="gr17" draw:text-style-name="P22" draw:layer="layout" svg:x1="7.981cm" svg:y1="24.8cm" svg:x2="10.973cm" svg:y2="24.8cm">
          <text:p/>
        </draw:line>
        <draw:custom-shape draw:style-name="gr23" draw:text-style-name="P2" draw:layer="layout" svg:width="6.981cm" svg:height="3.984cm" svg:x="1cm" svg:y="32.733cm">
          <text:p text:style-name="P1"><text:span text:style-name="T1">Solar</text:span></text:p>
          <text:p text:style-name="P1"><text:span text:style-name="T1">Cell</text:span></text:p>
          <text:p text:style-name="P1"><text:span text:style-name="T1">+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952cm" svg:height="3.967cm" svg:x="1.029cm" svg:y="38.683cm">
          <text:p text:style-name="P3"><text:span text:style-name="T1">Solar</text:span></text:p>
          <text:p text:style-name="P3"><text:span text:style-name="T1">Cell</text:span></text:p>
          <text:p text:style-name="P3"><text:span text:style-name="T1">-Z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979cm" svg:height="3.984cm" svg:x="20.946cm" svg:y="35.708cm">
          <text:p text:style-name="P5"><text:span text:style-name="T2">MPPT 3</text:span></text:p>
          <draw:enhanced-geometry svg:viewBox="0 0 21600 21600" draw:type="rectangle" draw:enhanced-path="M 0 0 L 21600 0 21600 21600 0 21600 0 0 Z N"/>
        </draw:custom-shape>
        <draw:custom-shape draw:style-name="gr24" draw:text-style-name="P25" draw:layer="layout" svg:width="4.969cm" svg:height="5.95cm" svg:x="10.991cm" svg:y="42.65cm">
          <text:p text:style-name="P24"><text:span text:style-name="T3">Voltage</text:span></text:p>
          <text:p text:style-name="P24"><text:span text:style-name="T3">and</text:span></text:p>
          <text:p text:style-name="P24"><text:span text:style-name="T3">Current</text:span></text:p>
          <text:p text:style-name="P24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7.981cm" svg:y1="34.717cm" svg:x2="10.973cm" svg:y2="34.717cm">
          <text:p/>
        </draw:line>
        <draw:line draw:style-name="gr17" draw:text-style-name="P22" draw:layer="layout" svg:x1="10.973cm" svg:y1="34.717cm" svg:x2="10.973cm" svg:y2="40.667cm">
          <text:p/>
        </draw:line>
        <draw:line draw:style-name="gr18" draw:text-style-name="P22" draw:layer="layout" svg:x1="10.973cm" svg:y1="37.692cm" svg:x2="20.946cm" svg:y2="37.692cm">
          <text:p/>
        </draw:line>
        <draw:line draw:style-name="gr19" draw:text-style-name="P23" draw:layer="layout" svg:x1="13.467cm" svg:y1="37.692cm" svg:x2="13.467cm" svg:y2="42.65cm">
          <text:p/>
        </draw:line>
        <draw:line draw:style-name="gr17" draw:text-style-name="P22" draw:layer="layout" svg:x1="7.981cm" svg:y1="40.667cm" svg:x2="10.973cm" svg:y2="40.667cm">
          <text:p/>
        </draw:line>
        <draw:line draw:style-name="gr17" draw:text-style-name="P22" draw:layer="layout" svg:x1="31.917cm" svg:y1="5.958cm" svg:x2="31.917cm" svg:y2="37.691cm">
          <text:p/>
        </draw:line>
        <draw:line draw:style-name="gr17" draw:text-style-name="P22" draw:layer="layout" svg:x1="28.925cm" svg:y1="5.958cm" svg:x2="31.917cm" svg:y2="5.958cm">
          <text:p/>
        </draw:line>
        <draw:line draw:style-name="gr17" draw:text-style-name="P22" draw:layer="layout" svg:x1="28.925cm" svg:y1="21.825cm" svg:x2="31.917cm" svg:y2="21.825cm">
          <text:p/>
        </draw:line>
        <draw:line draw:style-name="gr17" draw:text-style-name="P22" draw:layer="layout" svg:x1="28.925cm" svg:y1="37.692cm" svg:x2="31.917cm" svg:y2="37.692cm">
          <text:p/>
        </draw:line>
        <draw:line draw:style-name="gr17" draw:text-style-name="P22" draw:layer="layout" svg:x1="31.917cm" svg:y1="21.827cm" svg:x2="68.818cm" svg:y2="21.825cm">
          <text:p/>
        </draw:line>
        <draw:line draw:style-name="gr19" draw:text-style-name="P23" draw:layer="layout" svg:x1="38.4cm" svg:y1="21.825cm" svg:x2="38.4cm" svg:y2="26.783cm">
          <text:p/>
        </draw:line>
        <draw:line draw:style-name="gr17" draw:text-style-name="P22" draw:layer="layout" svg:x1="42.888cm" svg:y1="21.577cm" svg:x2="42.888cm" svg:y2="30.75cm">
          <text:p/>
        </draw:line>
        <draw:line draw:style-name="gr17" draw:text-style-name="P22" draw:layer="layout" svg:x1="42.888cm" svg:y1="30.75cm" svg:x2="44.883cm" svg:y2="30.75cm">
          <text:p/>
        </draw:line>
        <draw:line draw:style-name="gr17" draw:text-style-name="P22" draw:layer="layout" svg:x1="56.851cm" svg:y1="30.75cm" svg:x2="62.835cm" svg:y2="30.75cm">
          <text:p/>
        </draw:line>
        <draw:line draw:style-name="gr17" draw:text-style-name="P22" draw:layer="layout" svg:x1="68.819cm" svg:y1="10.917cm" svg:x2="68.819cm" svg:y2="21.825cm">
          <text:p/>
        </draw:line>
        <draw:line draw:style-name="gr17" draw:text-style-name="P22" draw:layer="layout" svg:x1="68.819cm" svg:y1="10.917cm" svg:x2="73.806cm" svg:y2="10.917cm">
          <text:p/>
        </draw:line>
        <draw:line draw:style-name="gr17" draw:text-style-name="P22" draw:layer="layout" svg:x1="68.819cm" svg:y1="19.594cm" svg:x2="68.819cm" svg:y2="32.734cm">
          <text:p/>
        </draw:line>
        <draw:line draw:style-name="gr17" draw:text-style-name="P22" draw:layer="layout" svg:x1="68.819cm" svg:y1="32.733cm" svg:x2="73.806cm" svg:y2="32.733cm">
          <text:p/>
        </draw:line>
        <draw:line draw:style-name="gr17" draw:text-style-name="P22" draw:layer="layout" svg:x1="83.779cm" svg:y1="10.919cm" svg:x2="95.747cm" svg:y2="10.917cm">
          <text:p/>
        </draw:line>
        <draw:line draw:style-name="gr19" draw:text-style-name="P23" draw:layer="layout" svg:x1="87.768cm" svg:y1="10.891cm" svg:x2="87.768cm" svg:y2="14.858cm">
          <text:p/>
        </draw:line>
        <draw:custom-shape draw:style-name="gr25" draw:text-style-name="P16" draw:layer="layout" svg:width="4.97cm" svg:height="5.977cm" svg:x="83.529cm" svg:y="36.699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4.988cm" svg:height="2.975cm" svg:x="94.749cm" svg:y="30.75cm">
          <text:p/>
          <draw:enhanced-geometry svg:viewBox="0 0 21600 21600" draw:type="rectangle" draw:enhanced-path="M 0 0 L 21600 0 21600 21600 0 21600 0 0 Z N"/>
        </draw:custom-shape>
        <draw:line draw:style-name="gr19" draw:text-style-name="P23" draw:layer="layout" svg:x1="86.006cm" svg:y1="32.733cm" svg:x2="86.006cm" svg:y2="36.7cm">
          <text:p/>
        </draw:line>
        <draw:line draw:style-name="gr17" draw:text-style-name="P22" draw:layer="layout" svg:x1="83.779cm" svg:y1="32.733cm" svg:x2="95.747cm" svg:y2="32.731cm">
          <text:p/>
        </draw:line>
        <draw:line draw:style-name="gr17" draw:text-style-name="P22" draw:layer="layout" svg:x1="98.739cm" svg:y1="10.917cm" svg:x2="100.983cm" svg:y2="10.917cm">
          <text:p/>
        </draw:line>
        <draw:line draw:style-name="gr17" draw:text-style-name="P22" draw:layer="layout" svg:x1="98.739cm" svg:y1="32.735cm" svg:x2="100.983cm" svg:y2="32.733cm">
          <text:p/>
        </draw:line>
        <draw:line draw:style-name="gr7" draw:text-style-name="P11" draw:layer="layout" svg:x1="95.707cm" svg:y1="32.733cm" svg:x2="98.24cm" svg:y2="31.788cm">
          <text:p/>
        </draw:line>
        <draw:line draw:style-name="gr26" draw:text-style-name="P22" draw:layer="layout" svg:x1="100.983cm" svg:y1="10.917cm" svg:x2="103.726cm" svg:y2="10.917cm">
          <text:p/>
        </draw:line>
        <draw:line draw:style-name="gr15" draw:text-style-name="P20" draw:layer="layout" svg:x1="16.957cm" svg:y1="32.733cm" svg:x2="16.957cm" svg:y2="43.641cm">
          <text:p/>
        </draw:line>
        <draw:line draw:style-name="gr15" draw:text-style-name="P20" draw:layer="layout" svg:x1="76.798cm" svg:y1="39.675cm" svg:x2="76.798cm" svg:y2="42.65cm">
          <text:p/>
        </draw:line>
        <draw:line draw:style-name="gr15" draw:text-style-name="P20" draw:layer="layout" svg:x1="89.763cm" svg:y1="20.833cm" svg:x2="89.763cm" svg:y2="43.641cm">
          <text:p/>
        </draw:line>
        <draw:line draw:style-name="gr15" draw:text-style-name="P20" draw:layer="layout" svg:x1="95.75cm" svg:y1="33.75cm" svg:x2="95.773cm" svg:y2="45.5cm">
          <text:p/>
        </draw:line>
        <draw:line draw:style-name="gr16" draw:text-style-name="P21" draw:layer="layout" svg:x1="55.853cm" svg:y1="44.633cm" svg:x2="93.752cm" svg:y2="44.633cm">
          <text:p/>
        </draw:line>
        <draw:line draw:style-name="gr27" draw:text-style-name="P20" draw:layer="layout" svg:x1="93.752cm" svg:y1="13.892cm" svg:x2="93.752cm" svg:y2="44.634cm">
          <text:p/>
        </draw:line>
        <draw:line draw:style-name="gr28" draw:text-style-name="P22" draw:layer="layout" svg:x1="95.75cm" svg:y1="12cm" svg:x2="95.75cm" svg:y2="13.983cm">
          <text:p/>
        </draw:line>
        <draw:line draw:style-name="gr28" draw:text-style-name="P22" draw:layer="layout" svg:x1="93.752cm" svg:y1="13.892cm" svg:x2="95.747cm" svg:y2="13.892cm">
          <text:p/>
        </draw:line>
        <draw:line draw:style-name="gr26" draw:text-style-name="P22" draw:layer="layout" svg:x1="100.983cm" svg:y1="32.733cm" svg:x2="103.726cm" svg:y2="32.733cm">
          <text:p/>
        </draw:line>
        <draw:frame draw:style-name="gr29" draw:text-style-name="P27" draw:layer="layout" svg:width="3.39cm" svg:height="2.787cm" svg:x="103.75cm" svg:y="9.963cm">
          <draw:text-box>
            <text:p text:style-name="P26"><text:span text:style-name="T1"><text:s text:c="2"/></text:span><text:span text:style-name="T1">5V <text:s/></text:span></text:p>
            <text:p text:style-name="P26"><text:span text:style-name="T1"><text:s text:c="2"/></text:span><text:span text:style-name="T1">DC <text:s/></text:span></text:p>
          </draw:text-box>
        </draw:frame>
        <draw:frame draw:style-name="gr30" draw:text-style-name="P28" draw:layer="layout" svg:width="2.829cm" svg:height="2.787cm" svg:x="104cm" svg:y="31.75cm">
          <draw:text-box>
            <text:p><text:span text:style-name="T1">3.3V</text:span></text:p>
            <text:p text:style-name="P23"><text:span text:style-name="T1">DC</text:span></text:p>
          </draw:text-box>
        </draw:frame>
        <draw:line draw:style-name="gr28" draw:text-style-name="P22" draw:layer="layout" svg:x1="76.798cm" svg:y1="39.675cm" svg:x2="83.53cm" svg:y2="39.675cm">
          <text:p/>
        </draw:line>
        <draw:frame draw:style-name="gr31" draw:text-style-name="P29" draw:layer="layout" svg:width="5.455cm" svg:height="1.517cm" svg:x="69.355cm" svg:y="21.25cm">
          <draw:text-box>
            <text:p><text:span text:style-name="T5">3.7V – 5V</text:span></text:p>
          </draw:text-box>
        </draw:frame>
        <draw:frame draw:style-name="gr32" draw:text-style-name="P30" draw:layer="layout" svg:width="3.145cm" svg:height="4.267cm" svg:x="67.355cm" svg:y="35.25cm">
          <draw:text-box>
            <text:p text:style-name="P23"><text:span text:style-name="T5">3.7V – 4.2V</text:span></text:p>
          </draw:text-box>
        </draw:frame>
        <draw:frame draw:style-name="gr33" draw:text-style-name="P29" draw:layer="layout" svg:width="1.882cm" svg:height="1.517cm" svg:x="29.618cm" svg:y="4.233cm">
          <draw:text-box>
            <text:p><text:span text:style-name="T5">5V</text:span></text:p>
          </draw:text-box>
        </draw:frame>
        <draw:frame draw:style-name="gr33" draw:text-style-name="P29" draw:layer="layout" svg:width="1.882cm" svg:height="1.517cm" svg:x="29.618cm" svg:y="36cm">
          <draw:text-box>
            <text:p><text:span text:style-name="T5">5V</text:span></text:p>
          </draw:text-box>
        </draw:frame>
        <draw:frame draw:style-name="gr33" draw:text-style-name="P29" draw:layer="layout" svg:width="1.882cm" svg:height="1.517cm" svg:x="29.618cm" svg:y="20cm">
          <draw:text-box>
            <text:p><text:span text:style-name="T5">5V</text:span></text:p>
          </draw:text-box>
        </draw:frame>
        <draw:frame draw:style-name="gr34" draw:text-style-name="P30" draw:layer="layout" svg:width="4.677cm" svg:height="2.783cm" svg:x="11.823cm" svg:y="2.967cm">
          <draw:text-box>
            <text:p text:style-name="P23"><text:span text:style-name="T5">4.8V, 1A (max.)</text:span></text:p>
          </draw:text-box>
        </draw:frame>
        <draw:frame draw:style-name="gr34" draw:text-style-name="P30" draw:layer="layout" svg:width="4.677cm" svg:height="2.783cm" svg:x="11.75cm" svg:y="34.717cm">
          <draw:text-box>
            <text:p text:style-name="P23"><text:span text:style-name="T5">4.8V, 1A (max.)</text:span></text:p>
          </draw:text-box>
        </draw:frame>
        <draw:frame draw:style-name="gr34" draw:text-style-name="P30" draw:layer="layout" svg:width="4.677cm" svg:height="2.783cm" svg:x="11.75cm" svg:y="18.75cm">
          <draw:text-box>
            <text:p text:style-name="P23"><text:span text:style-name="T5">4.8V, 1A (max.)</text:span></text:p>
          </draw:text-box>
        </draw:frame>
        <draw:custom-shape draw:style-name="gr35" draw:text-style-name="P16" draw:layer="layout" svg:width="5.22cm" svg:height="5.975cm" svg:x="60cm" svg:y="10.75cm">
          <text:p text:style-name="P15"><text:span text:style-name="T3">Voltage</text:span></text:p>
          <text:p text:style-name="P15"><text:span text:style-name="T3">and</text:span></text:p>
          <text:p text:style-name="P15"><text:span text:style-name="T3">Current</text:span></text:p>
          <text:p text:style-name="P15"><text:span text:style-name="T3">Measur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3" draw:layer="layout" svg:x1="62.75cm" svg:y1="16.75cm" svg:x2="62.75cm" svg:y2="21.708cm">
          <text:p/>
        </draw:line>
        <draw:line draw:style-name="gr36" draw:text-style-name="P22" draw:layer="layout" svg:x1="38.5cm" svg:y1="32.75cm" svg:x2="38.5cm" svg:y2="38.5cm">
          <text:p/>
        </draw:line>
        <draw:caption draw:style-name="gr37" draw:text-style-name="P32" draw:layer="layout" svg:width="7cm" svg:height="2.719cm" svg:x="64.522cm" svg:y="7.243cm" draw:caption-point-x="-1.946cm" draw:caption-point-y="3.424cm">
          <text:p text:style-name="P31"><text:span text:style-name="T6">To</text:span></text:p>
          <text:p text:style-name="P31"><text:span text:style-name="T6">Micro-controller</text:span></text:p>
        </draw:cap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100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7.6cm" fo:page-height="4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9:24:03.114000000</meta:creation-date>
    <dc:date>2023-02-26T21:38:29.979724679</dc:date>
    <meta:editing-duration>PT5H23M12S</meta:editing-duration>
    <meta:editing-cycles>20</meta:editing-cycles>
    <meta:generator>LibreOffice/7.5.0.3$Linux_X86_64 LibreOffice_project/50$Build-3</meta:generator>
    <meta:document-statistic meta:object-count="93"/>
  </office:meta>
</office:document-meta>
</file>